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fo:language="sv" fo:country="SE" style:font-size-asian="18pt" style:font-size-complex="18pt"/>
    </style:style>
    <style:style style:name="P3" style:family="paragraph" style:parent-style-name="Standard">
      <style:text-properties fo:font-size="22pt" fo:language="sv" fo:country="SE" style:font-size-asian="22pt" style:font-size-complex="22pt"/>
    </style:style>
    <style:style style:name="P4" style:family="paragraph" style:parent-style-name="Standard">
      <style:text-properties fo:font-size="14pt" fo:language="sv" fo:country="SE" fo:font-weight="bold" style:font-size-asian="14pt" style:font-weight-asian="bold" style:font-size-complex="14pt" style:font-weight-complex="bold"/>
    </style:style>
    <style:style style:name="P5" style:family="paragraph" style:parent-style-name="Standard">
      <style:text-properties fo:language="sv" fo:country="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variant="normal" fo:text-transform="none" fo:color="#666666" style:text-line-through-style="none" style:font-name="Arial1" fo:font-size="12pt" fo:language="sv" fo:country="SE" fo:font-style="normal" style:text-underline-style="none" fo:font-weight="normal" style:text-blinking="false" fo:background-color="transparent"/>
    </style:style>
    <style:style style:name="T3" style:family="text">
      <style:text-properties fo:font-variant="normal" fo:text-transform="none" fo:color="#0000ff" style:text-line-through-style="none" style:font-name="Arial1" fo:font-size="11.25pt" fo:language="sv" fo:country="SE" fo:font-style="normal" style:text-underline-style="none" fo:font-weight="normal" style:text-blinking="false" fo:background-color="transparent"/>
    </style:style>
    <style:style style:name="T4" style:family="text">
      <style:text-properties fo:font-variant="normal" fo:text-transform="none" fo:color="#0000ff" style:text-line-through-style="none" style:font-name="Arial1" fo:font-size="12pt" fo:language="sv" fo:country="SE" fo:font-style="normal" style:text-underline-style="none" fo:font-weight="normal" style:text-blinking="false" fo:background-color="transparent"/>
    </style:style>
    <style:style style:name="T5"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stfall BåtAdmin</text:p>
      <text:p text:style-name="P1"><text:span text:style-name="T5">TF AF1.1.1 Huvudscenario; </text:span><text:a xlink:type="simple" xlink:href="https://github.com/lr222gw/Uppgift-234/blob/master/Krav/AF 1.1.1 Ansök om medlemskap.txt">Ansök om medlemskap</text:a></text:p>
      <text:p text:style-name="P5">Testfallet testar hur en användare ansöker om medlemskap.</text:p>
      <text:p text:style-name="P5"/>
      <text:p text:style-name="P5"/>
      <text:p text:style-name="P4">Förkrav</text:p>
      <text:p text:style-name="P5">användarens dator är på och han är inne på BåtAdmins sida.</text:p>
      <text:p text:style-name="P5"/>
      <text:p text:style-name="P4">Efterkrav</text:p>
      <text:p text:style-name="P5">Ett meddelande ska ha skickats till personen som ansöker medlemskap om att invänta bekräftning.<text:line-break/><text:span text:style-name="T1">Scenario</text:span></text:p>
      <text:p text:style-name="P5">1. Navigerar till "Registrera mig".</text:p>
      <text:p text:style-name="Standard"><text:span text:style-name="T5">3. Formulär kommer fram med fälten; namn, epost, lösen. Fyller i namn: bobby, fyller i epost: </text:span><text:a xlink:type="simple" xlink:href="mailto:bobby@hotmail.com">bobby@hotmail.com</text:a><text:span text:style-name="T5">, fyller i lösen: test.</text:span></text:p>
      <text:p text:style-name="P5">5. Systemet presenterar en ruta med texten "Din ansökan om medlemskap väntar på bekräftelse, detta kan ta 1-7 dagar. När din ansökan blivit bekräftad får du ett mail om att betala för att fullgöra registationen."</text:p>
      <text:p text:style-name="P5"/>
      <text:p text:style-name="P1"><text:span text:style-name="T5">TF AF1.1.2 Huvudscenario; </text:span><text:a xlink:type="simple" xlink:href="https://github.com/lr222gw/Uppgift-234/blob/master/Krav/AF 1.1.2 Kassör bekräftar medlemskap .txt"><text:span text:style-name="T3">Kassör bekräftar medlemskap </text:span></text:a></text:p>
      <text:p text:style-name="P5">Testfallet testar hur registationen hanteras av kassören.</text:p>
      <text:p text:style-name="P5"/>
      <text:p text:style-name="P5"/>
      <text:p text:style-name="P4">Förkrav</text:p>
      <text:p text:style-name="P5">AF 1.1.1 måste ha genomförts. Kassören sitter vid sin dator och godkänner medlemskap via backend på BåtAdmin.<text:line-break/>Medlemmen som ansökte medlemskap i testfallet för AF 1.1.1 sitter vid sin dator.</text:p>
      <text:p text:style-name="P4">Efterkrav</text:p>
      <text:p text:style-name="P5">Personen som sökte efter medlemskap i AF 1.1.1 är nu en registrerad medlem.<text:line-break/><text:span text:style-name="T1">Scenario</text:span></text:p>
      <text:p text:style-name="Standard"><text:span text:style-name="T5">1. Ikonen för nya medlemsansökningar uppe i kassörens meny blinkar med en siffra som motsvarar antalet ansökningar som har gjorts, siffran är nu 1. Kassören navigerar till ikonen och kontrollerar uppgifterna: namn: "bobby", email:"</text:span><text:a xlink:type="simple" xlink:href="mailto:bobby@hotmail.com">bobby@hotmail.com</text:a><text:span text:style-name="T5">", lösen:"test". Allting verkar korrekt så Kassören bekräftar och inväntar nu betalning.</text:span></text:p>
      <text:p text:style-name="P5">2. klubbmedlemmen får ett mail: "Din registation är nu bekräftad, vänligen betala första månadsavgift för att fullgöra registationen. Tryck HÄR för att betala ". Klubbmedlemmen trycker här och kommer till en sida för betalning, där han fyller i sina bankdetaljer och sedan trycker på genomför för att bekräfta en betalning på xxxkr denna månad. <text:s/></text:p>
      <text:p text:style-name="P5">4.Kassören får en ny blinkande ikon i backend för godkännande av betalning och trycker på "godkänn" för att ta emot pengarna och aktivera användaren.</text:p>
      <text:p text:style-name="P5"/>
      <text:p text:style-name="P5"/>
      <text:p text:style-name="P5"/>
      <text:p text:style-name="P5"/>
      <text:p text:style-name="P5"/>
      <text:p text:style-name="P5"/>
      <text:p text:style-name="P5"/>
      <text:p text:style-name="P5"/>
      <text:p text:style-name="P5"/>
      <text:p text:style-name="P5"/>
      <text:p text:style-name="P1"><text:soft-page-break/><text:span text:style-name="T5">TF AF 1.2 Huvudscenario; </text:span><text:a xlink:type="simple" xlink:href="https://github.com/lr222gw/Uppgift-234/blob/master/Krav/AF%201.2%20Ändra%20sin%20profil%20.txt"><text:span text:style-name="T2"><text:s/></text:span></text:a><text:a xlink:type="simple" xlink:href="https://github.com/lr222gw/Uppgift-234/blob/master/Krav/AF%201.2%20Ändra%20sin%20profil%20.txt"><text:span text:style-name="T4">Ändra sin profil (användarinfo, antal båtar mm.)</text:span></text:a></text:p>
      <text:p text:style-name="P5">testar om klubbmedlem kan ändra sin profil</text:p>
      <text:p text:style-name="P5"/>
      <text:p text:style-name="P5"/>
      <text:p text:style-name="P4">Förkrav</text:p>
      <text:p text:style-name="P5">klubbmedlem har ett konto och är inloggad.</text:p>
      <text:p text:style-name="P4">Efterkrav</text:p>
      <text:p text:style-name="P5">klubbmedlemmen har ändrat några av inställningarna.<text:line-break/><text:span text:style-name="T1">Scenario</text:span></text:p>
      <text:p text:style-name="P5">1.Klubbmedlemmen trycker på ”redigera min profil”.</text:p>
      <text:p text:style-name="P5">2.Klubbmedlemmen fyller i nya uppgifter för; lösen, profilbild, antal båtar. <text:line-break/>Lösen: ”salt”, profilbild: ”ny.jpg”(uppladdat), antal båtar: ”2”. </text:p>
      <text:p text:style-name="P5">3.klubbmedlemmen fyller i sitt nuvarande lösenord och trycker ”verkställ ändringa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8M23S</meta:editing-duration>
    <meta:editing-cycles>20</meta:editing-cycles>
    <meta:generator>OpenOffice.org/3.4.1$Win32 OpenOffice.org_project/341m1$Build-9593</meta:generator>
    <dc:date>2013-12-15T18:49:58.91</dc:date>
    <meta:document-statistic meta:table-count="0" meta:image-count="0" meta:object-count="0" meta:page-count="2" meta:paragraph-count="28" meta:word-count="354" meta:character-count="2422"/>
    <meta:user-defined meta:name="Info 1"/>
    <meta:user-defined meta:name="Info 2"/>
    <meta:user-defined meta:name="Info 3"/>
    <meta:user-defined meta:name="Info 4"/>
  </office:meta>
</office:document-meta>
</file>